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webp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draw:fill="none" draw:stroke="none"/>
    </style:style>
    <style:style style:family="paragraph" style:name="a197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7">
      <style:drawing-page-properties draw:fill="bitmap" draw:fill-image-name="a20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9">
      <style:drawing-page-properties draw:fill="bitmap" draw:fill-image-name="a19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9">
      <style:graphic-properties draw:fill="none" draw:stroke="non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1">
      <style:drawing-page-properties draw:fill="bitmap" draw:fill-image-name="a20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0">
      <style:graphic-properties draw:fill="none" draw:stroke="none"/>
    </style:style>
    <style:style style:family="drawing-page" style:name="a2012">
      <style:drawing-page-properties draw:fill="bitmap" draw:fill-image-name="a20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draw:fill="none" draw:stroke="none"/>
    </style:style>
    <style:style style:family="presentation" style:name="a2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2" style:parent-style-name="Graphics">
      <style:graphic-properties draw:fill="none" draw:stroke="non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4">
      <style:drawing-page-properties draw:fill="bitmap" draw:fill-image-name="a19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 style:parent-style-name="Graphics">
      <style:graphic-properties draw:fill="none" draw:stroke="non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8">
      <style:drawing-page-properties draw:fill="bitmap" draw:fill-image-name="a19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37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2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60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80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63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77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83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86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02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9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05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08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22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19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31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25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28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34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elfolie" presentation:presentation-page-layout-name="Master1-PPL1" draw:id="Slide-256">
        <draw:frame draw:id="id863" presentation:style-name="a1943" draw:name="Titel 1" svg:x="2.17208in" svg:y="1.6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Nützliche Tipps beim erstellen einer Website</text:span><text:span text:style-name="a1941" text:class-names=""/></text:p>
          </draw:text-box>
          <svg:title/>
          <svg:desc/>
        </draw:frame>
        <draw:frame draw:id="id864" presentation:style-name="a1947" draw:name="Untertitel 2" svg:x="2.17208in" svg:y="4.33924in" svg:width="9.61458in" svg:height="1.81076in" presentation:class="subtitle" presentation:placeholder="false">
          <draw:text-box>
            <text:p text:style-name="a1946" text:class-names="" text:cond-style-name=""><text:span text:style-name="a1944" text:class-names="">Jakob Rinke</text:span><text:span text:style-name="a1945" text:class-names=""/></text:p>
          </draw:text-box>
          <svg:title/>
          <svg:desc/>
        </draw:frame>
      </draw:page>
      <draw:page draw:name="Slide2" draw:style-name="a1949" draw:master-page-name="Master1-Layout2-obj-Titel-und-Inhalt" presentation:presentation-page-layout-name="Master1-PPL2" draw:id="Slide-257">
        <draw:frame draw:id="id865" presentation:style-name="a1954" draw:name="Titel 1" svg:x="0.86826in" svg:y="0.93349in" svg:width="10.83333in" svg:height="1.61698in" presentation:class="title" presentation:placeholder="false">
          <draw:text-box>
            <text:p text:style-name="a1953" text:class-names="" text:cond-style-name=""><text:span text:style-name="a1950" text:class-names="">1.<text:s text:c="1"/></text:span><text:span text:style-name="a1951" text:class-names="">entwicklertools</text:span><text:span text:style-name="a1952" text:class-names=""/></text:p>
          </draw:text-box>
          <svg:title/>
          <svg:desc/>
        </draw:frame>
        <draw:frame draw:id="id866" presentation:style-name="a1965" draw:name="Inhaltsplatzhalter 2" svg:x="0.86826in" svg:y="2.76007in" svg:width="8.32174in" svg:height="1.58993in" presentation:class="outline" presentation:placeholder="false">
          <draw:text-box>
            <text:list text:style-name="a1957">
              <text:list-item>
                <text:p text:style-name="a1956" text:class-names="" text:cond-style-name=""><text:span text:style-name="a1955" text:class-names="">Öffne deine Website<text:s text:c="1"/></text:span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>Rechtsklicke auf ein Element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1" text:class-names="">Drücke auf Entwicklertools</text:span><text:span text:style-name="a1962" text:class-names=""/></text:p>
              </text:list-item>
            </text:list>
          </draw:text-box>
          <svg:title/>
          <svg:desc/>
        </draw:frame>
        <draw:frame draw:id="id867" draw:style-name="a1966" draw:name="Grafik 3" svg:x="6.04in" svg:y="2.97089in" svg:width="7.04437in" svg:height="4.26918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3" draw:style-name="a1968" draw:master-page-name="Master1-Layout8-objTx-Inhalt-mit-Überschrift" presentation:presentation-page-layout-name="Master1-PPL8" draw:id="Slide-258">
        <draw:frame draw:id="id868" presentation:style-name="a1974" draw:name="Titel 1" svg:x="1.25405in" svg:y="0.66667in" svg:width="4.21701in" svg:height="1.7934in" presentation:class="title" presentation:placeholder="false">
          <draw:text-box>
            <text:p text:style-name="a1973" text:class-names="" text:cond-style-name=""><text:span text:style-name="a1969" text:class-names="">2.<text:s text:c="1"/></text:span><text:span text:style-name="a1970" text:class-names="">Kommentare und andere<text:s text:c="1"/></text:span><text:span text:style-name="a1971" text:class-names="">formalien</text:span><text:span text:style-name="a1972" text:class-names=""/></text:p>
          </draw:text-box>
          <svg:title/>
          <svg:desc/>
        </draw:frame>
        <draw:frame draw:id="id869" presentation:style-name="a1990" draw:name="Textplatzhalter 3" svg:x="1.25405in" svg:y="2.46007in" svg:width="4.21701in" svg:height="3.87327in" presentation:class="outline" presentation:placeholder="false">
          <draw:text-box>
            <text:list text:style-name="a1977">
              <text:list-item>
                <text:p text:style-name="a1976" text:class-names="" text:cond-style-name=""><text:span text:style-name="a1975" text:class-names="">Wenn man mit mehren Arbeitet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Kommentare werden übersprungen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>Helfen den Code zu verstehen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/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/></text:p>
              </text:list-item>
            </text:list>
          </draw:text-box>
          <svg:title/>
          <svg:desc/>
        </draw:frame>
        <draw:frame draw:id="id870" presentation:style-name="a1991" draw:name="Inhaltsplatzhalter 4" svg:x="5.68316in" svg:y="0.66667in" svg:width="6.35417in" svg:height="3.04167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871" draw:style-name="a1992" draw:name="Grafik 6" svg:x="5.68316in" svg:y="3.87537in" svg:width="6.35417in" svg:height="2.55035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5" draw:style-name="a1994" draw:master-page-name="Master1-Layout8-objTx-Inhalt-mit-Überschrift" presentation:presentation-page-layout-name="Master1-PPL8" draw:id="Slide-260">
        <draw:frame draw:id="id872" presentation:style-name="a1999" draw:name="Titel 1" svg:x="1.25405in" svg:y="0.66667in" svg:width="4.21701in" svg:height="1.7934in" presentation:class="title" presentation:placeholder="false">
          <draw:text-box>
            <text:p text:style-name="a1998" text:class-names="" text:cond-style-name=""><text:span text:style-name="a1995" text:class-names="">3</text:span><text:span text:style-name="a1996" text:class-names="">. CSS Reihenfolge</text:span><text:span text:style-name="a1997" text:class-names=""/></text:p>
          </draw:text-box>
          <svg:title/>
          <svg:desc/>
        </draw:frame>
        <draw:frame draw:id="id873" presentation:style-name="a2009" draw:name="Textplatzhalter 3" svg:x="1.25405in" svg:y="2.46007in" svg:width="4.21701in" svg:height="3.87327in" presentation:class="outline" presentation:placeholder="false">
          <draw:text-box>
            <text:list text:style-name="a2002">
              <text:list-item>
                <text:p text:style-name="a2001" text:class-names="" text:cond-style-name=""><text:span text:style-name="a2000" text:class-names="">Innerstes Element zählt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Hinterer CSS Code zählt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/></text:p>
              </text:list-item>
            </text:list>
          </draw:text-box>
          <svg:title/>
          <svg:desc/>
        </draw:frame>
        <draw:frame draw:id="id874" presentation:style-name="a2010" draw:name="Inhaltsplatzhalter 5" svg:x="5.63889in" svg:y="1.68788in" svg:width="6.44271in" svg:height="3.60515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6" draw:style-name="a2012" draw:master-page-name="Master1-Layout8-objTx-Inhalt-mit-Überschrift" presentation:presentation-page-layout-name="Master1-PPL8" draw:id="Slide-261">
        <draw:frame draw:id="id875" presentation:style-name="a2016" draw:name="Titel 1" svg:x="1.25405in" svg:y="0.66667in" svg:width="4.21701in" svg:height="1.7934in" presentation:class="title" presentation:placeholder="false">
          <draw:text-box>
            <text:p text:style-name="a2015" text:class-names="" text:cond-style-name=""><text:span text:style-name="a2013" text:class-names="">4. Shortcuts</text:span><text:span text:style-name="a2014" text:class-names=""/></text:p>
          </draw:text-box>
          <svg:title/>
          <svg:desc/>
        </draw:frame>
        <draw:frame draw:id="id876" presentation:style-name="a2038" draw:name="Textplatzhalter 3" svg:x="1.25405in" svg:y="2.46007in" svg:width="4.21701in" svg:height="3.87327in" presentation:class="outline" presentation:placeholder="false">
          <draw:text-box>
            <text:list text:style-name="a2019">
              <text:list-item>
                <text:p text:style-name="a2018" text:class-names="" text:cond-style-name=""><text:span text:style-name="a2017" text:class-names="">Strg + C = Kopieren</text:span></text:p>
              </text:list-item>
            </text:list>
            <text:list text:style-name="a2022">
              <text:list-item>
                <text:p text:style-name="a2021" text:class-names="" text:cond-style-name=""><text:span text:style-name="a2020" text:class-names="">Strg + V = Einfügen</text:span></text:p>
              </text:list-item>
            </text:list>
            <text:list text:style-name="a2025">
              <text:list-item>
                <text:p text:style-name="a2024" text:class-names="" text:cond-style-name=""><text:span text:style-name="a2023" text:class-names="">Strg + X = Ausschneiden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>Strg + S = Speichern</text:span></text:p>
              </text:list-item>
            </text:list>
            <text:list text:style-name="a2031">
              <text:list-item>
                <text:p text:style-name="a2030" text:class-names="" text:cond-style-name=""><text:span text:style-name="a2029" text:class-names="">Strg + Z = Rückgängig</text:span></text:p>
              </text:list-item>
            </text:list>
            <text:list text:style-name="a2034">
              <text:list-item>
                <text:p text:style-name="a2033" text:class-names="" text:cond-style-name=""><text:span text:style-name="a2032" text:class-names="">Strg + Y = Wiederherstellen<text:s text:c="1"/></text:span></text:p>
              </text:list-item>
            </text:list>
            <text:list text:style-name="a2037">
              <text:list-item>
                <text:p text:style-name="a2036" text:class-names="" text:cond-style-name=""><text:span text:style-name="a2035" text:class-names=""/></text:p>
              </text:list-item>
            </text:list>
          </draw:text-box>
          <svg:title/>
          <svg:desc/>
        </draw:frame>
        <draw:frame draw:id="id877" presentation:style-name="a2039" draw:name="Inhaltsplatzhalter 5" svg:x="5.63889in" svg:y="1.68788in" svg:width="6.44271in" svg:height="3.60515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7" draw:style-name="a2041" draw:master-page-name="Master1-Layout8-objTx-Inhalt-mit-Überschrift" presentation:presentation-page-layout-name="Master1-PPL8" draw:id="Slide-262">
        <draw:frame draw:id="id878" presentation:style-name="a2047" draw:name="Titel 1" svg:x="1.25405in" svg:y="0.66667in" svg:width="4.21701in" svg:height="1.7934in" presentation:class="title" presentation:placeholder="false">
          <draw:text-box>
            <text:p text:style-name="a2046" text:class-names="" text:cond-style-name=""><text:span text:style-name="a2042" text:class-names="">5. Google Color<text:s text:c="1"/></text:span><text:span text:style-name="a2043" text:class-names="">P</text:span><text:span text:style-name="a2044" text:class-names="">icker</text:span><text:span text:style-name="a2045" text:class-names=""/></text:p>
          </draw:text-box>
          <svg:title/>
          <svg:desc/>
        </draw:frame>
        <draw:frame draw:id="id879" presentation:style-name="a2064" draw:name="Textplatzhalter 3" svg:x="1.25405in" svg:y="2.46007in" svg:width="4.21701in" svg:height="3.87327in" presentation:class="outline" presentation:placeholder="false">
          <draw:text-box>
            <text:list text:style-name="a2052">
              <text:list-item>
                <text:p text:style-name="a2051" text:class-names="" text:cond-style-name=""><text:span text:style-name="a2048" text:class-names="">Farbkreis zum wählen von<text:s text:c="1"/></text:span><text:span text:style-name="a2049" text:class-names="">Hexdaten</text:span><text:span text:style-name="a2050" text:class-names=""><text:s text:c="1"/>von Farben</text:span></text:p>
              </text:list-item>
            </text:list>
            <text:list text:style-name="a2060">
              <text:list-item>
                <text:p text:style-name="a2059" text:class-names="" text:cond-style-name=""><text:span text:style-name="a2053" text:class-names="">Color<text:s text:c="1"/></text:span><text:span text:style-name="a2054" text:class-names="">Picker</text:span><text:span text:style-name="a2055" text:class-names=""><text:s text:c="1"/></text:span><text:span text:style-name="a2056" text:class-names="">g</text:span><text:span text:style-name="a2057" text:class-names="">ooglen</text:span><text:span text:style-name="a2058" text:class-names=""/></text:p>
              </text:list-item>
            </text:list>
            <text:list text:style-name="a2063">
              <text:list-item>
                <text:p text:style-name="a2062" text:class-names="" text:cond-style-name=""><text:span text:style-name="a2061" text:class-names=""/></text:p>
              </text:list-item>
            </text:list>
          </draw:text-box>
          <svg:title/>
          <svg:desc/>
        </draw:frame>
        <draw:frame draw:id="id880" presentation:style-name="a2065" draw:name="Inhaltsplatzhalter 4" svg:x="6.40742in" svg:y="1.65735in" svg:width="4.90564in" svg:height="3.66621in" style:rel-width="scale" style:rel-height="scale" presentation:class="graphic" presentation:placeholder="false">
          <draw:image xlink:href="media/image5.webp" xlink:type="simple" xlink:show="embed" xlink:actuate="onLoad"/>
          <svg:title/>
          <svg:desc/>
        </draw:frame>
      </draw:page>
      <draw:page draw:name="Slide4" draw:style-name="a2067" draw:master-page-name="Master1-Layout13-cust-Namenskarte" presentation:presentation-page-layout-name="Master1-PPL13" draw:id="Slide-259">
        <draw:frame draw:id="id881" presentation:style-name="a2071" draw:name="Titel 1" svg:x="1.24826in" svg:y="2.33382in" svg:width="10.83333in" svg:height="2.74698in" presentation:class="title" presentation:placeholder="false">
          <draw:text-box>
            <text:p text:style-name="a2070" text:class-names="" text:cond-style-name=""><text:span text:style-name="a2068" text:class-names="">Weiter Geht es</text:span><text:span text:style-name="a2069" text:class-names=""/></text:p>
          </draw:text-box>
          <svg:title/>
          <svg:desc/>
        </draw:frame>
        <draw:frame draw:id="id882" presentation:style-name="a2076" draw:name="Textplatzhalter 2" svg:x="1.24821in" svg:y="5.09367in" svg:width="10.8317in" svg:height="1.24742in" presentation:class="outline" presentation:placeholder="false">
          <draw:text-box>
            <text:list text:style-name="a2075">
              <text:list-item>
                <text:p text:style-name="a2074" text:class-names="" text:cond-style-name=""><text:span text:style-name="a2072" text:class-names="">Jetzt lernt ihr erste stilistische Ausdrücke zum richtigen Seitendesign</text:span><text:span text:style-name="a20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el und Inhal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Abschnitts-&#10;überschrift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Zwei Inhalte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Vergleich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Nur Tite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Leer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Inhalt mit Überschrift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Bild mit Überschrift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abild mit Beschriftung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el und Beschriftung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nskarte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Spalte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Bildspalt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el und vertikaler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kaler Titel u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6.png" xlink:show="embed" xlink:actuate="onLoad"/>
    <draw:fill-image draw:name="a2040" xlink:href="media/image6.png" xlink:show="embed" xlink:actuate="onLoad"/>
    <draw:fill-image draw:name="a1722" xlink:href="media/image6.png" xlink:show="embed" xlink:actuate="onLoad"/>
    <draw:fill-image draw:name="a564" xlink:href="media/image6.png" xlink:show="embed" xlink:actuate="onLoad"/>
    <draw:fill-image draw:name="a1993" xlink:href="media/image6.png" xlink:show="embed" xlink:actuate="onLoad"/>
    <draw:fill-image draw:name="a1830" xlink:href="media/image6.png" xlink:show="embed" xlink:actuate="onLoad"/>
    <draw:fill-image draw:name="a107" xlink:href="media/image6.png" xlink:show="embed" xlink:actuate="onLoad"/>
    <draw:fill-image draw:name="a788" xlink:href="media/image6.png" xlink:show="embed" xlink:actuate="onLoad"/>
    <draw:fill-image draw:name="a1948" xlink:href="media/image6.png" xlink:show="embed" xlink:actuate="onLoad"/>
    <draw:fill-image draw:name="a1385" xlink:href="media/image6.png" xlink:show="embed" xlink:actuate="onLoad"/>
    <draw:fill-image draw:name="a1086" xlink:href="media/image6.png" xlink:show="embed" xlink:actuate="onLoad"/>
    <draw:fill-image draw:name="a0" xlink:href="media/image6.png" xlink:show="embed" xlink:actuate="onLoad"/>
    <draw:fill-image draw:name="a439" xlink:href="media/image6.png" xlink:show="embed" xlink:actuate="onLoad"/>
    <draw:fill-image draw:name="a1938" xlink:href="media/image6.png" xlink:show="embed" xlink:actuate="onLoad"/>
    <draw:fill-image draw:name="a1480" xlink:href="media/image6.png" xlink:show="embed" xlink:actuate="onLoad"/>
    <draw:fill-image draw:name="a2066" xlink:href="media/image6.png" xlink:show="embed" xlink:actuate="onLoad"/>
    <draw:fill-image draw:name="a2011" xlink:href="media/image6.png" xlink:show="embed" xlink:actuate="onLoad"/>
    <draw:fill-image draw:name="a1185" xlink:href="media/image6.png" xlink:show="embed" xlink:actuate="onLoad"/>
    <draw:fill-image draw:name="a697" xlink:href="media/image6.png" xlink:show="embed" xlink:actuate="onLoad"/>
    <draw:fill-image draw:name="a1595" xlink:href="media/image6.png" xlink:show="embed" xlink:actuate="onLoad"/>
    <draw:fill-image draw:name="a875" xlink:href="media/image6.png" xlink:show="embed" xlink:actuate="onLoad"/>
    <draw:fill-image draw:name="a236" xlink:href="media/image6.png" xlink:show="embed" xlink:actuate="onLoad"/>
    <draw:fill-image draw:name="a1967" xlink:href="media/image6.png" xlink:show="embed" xlink:actuate="onLoad"/>
    <draw:fill-image draw:name="a344" xlink:href="media/image6.png" xlink:show="embed" xlink:actuate="onLoad"/>
    <draw:fill-image draw:name="a1280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chaltkreis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ormatvorlagen des Textmasters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5/202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-title-Titelfoli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Titelmasterformat durch Klicken bearbeiten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Formatvorlage des Untertitelmasters durch Klicken bearbeiten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3/5/202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2-obj-Titel-und-Inhal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Titelmasterformat durch Klicken bearbeiten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Formatvorlagen des Textmasters bearbeit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Zweite Ebene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ünfte Ebene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/5/202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3-secHead-Abschnitts-&#10;überschrift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3/5/202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4-twoObj-Zwei-Inhalte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Titelmasterformat durch Klicken bearbeiten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Formatvorlagen des Textmasters bearbeiten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Zweite Ebene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ünfte Ebene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Formatvorlagen des Textmasters bearbeite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Zweite Ebene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ünfte Ebene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3/5/202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5-twoTxTwoObj-Vergleich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Titelmasterformat durch Klicken bearbeiten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Formatvorlagen des Textmasters bearbeiten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Formatvorlagen des Textmasters bearbeite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ünfte Ebene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Formatvorlagen des Textmasters bearbeiten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Formatvorlagen des Textmasters bearbeiten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Zweite Ebene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ünfte Ebene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3/5/202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6-titleOnly-Nur-Titel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Titelmasterformat durch Klicken bearbeiten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3/5/202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7-blank-Leer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3/5/202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8-objTx-Inhalt-mit-Überschrift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Titelmasterformat durch Klicken bearbeiten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Formatvorlagen des Textmasters bearbeiten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Zweite Ebene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ünfte Ebene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Formatvorlagen des Textmasters bearbeiten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3/5/202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9-picTx-Bild-mit-Überschrift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Titelmasterformat durch Klicken bearbeiten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Bild durch Klicken auf Symbol hinzufügen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Formatvorlagen des Textmasters bearbeiten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3/5/202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0-cust-Panoramabild-mit-Beschriftung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Titelmasterformat durch Klicken bearbeiten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Bild durch Klicken auf Symbol hinzufügen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Formatvorlagen des Textmasters bearbeiten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3/5/202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1-cust-Titel-und-Beschriftung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Titelmasterformat durch Klicken bearbeiten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Formatvorlagen des Textmasters bearbeiten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3/5/202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2-cust-Zitat-mit-Beschriftung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Titelmasterformat durch Klicken bearbeiten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Formatvorlagen des Textmasters bearbeiten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Formatvorlagen des Textmasters bearbeiten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3/5/202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Nr.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nskarte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Titelmasterformat durch Klicken bearbeiten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Formatvorlagen des Textmasters bearbeiten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3/5/202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4-cust-3-Spalte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Titelmasterformat durch Klicken bearbeiten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Formatvorlagen des Textmasters bearbeiten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Formatvorlagen des Textmasters bearbeiten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Formatvorlagen des Textmasters bearbeiten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Formatvorlagen des Textmasters bearbeiten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Formatvorlagen des Textmasters bearbeiten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Formatvorlagen des Textmasters bearbeiten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3/5/202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5-cust-3-Bildspalte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Titelmasterformat durch Klicken bearbeiten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Formatvorlagen des Textmasters bearbeiten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Bild durch Klicken auf Symbol hinzufügen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Formatvorlagen des Textmasters bearbeiten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Formatvorlagen des Textmasters bearbeiten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Bild durch Klicken auf Symbol hinzufügen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Formatvorlagen des Textmasters bearbeiten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Formatvorlagen des Textmasters bearbeiten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Bild durch Klicken auf Symbol hinzufügen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Formatvorlagen des Textmasters bearbeiten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3/5/202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6-vertTx-Titel-und-vertikaler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Titelmasterformat durch Klicken bearbeiten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Formatvorlagen des Textmasters bearbeiten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Zweite Ebene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ünfte Ebene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3/5/202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Titelmasterformat durch Klicken bearbeiten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Formatvorlagen des Textmasters bearbeiten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Zweite Ebene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ünfte Ebene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3/5/202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Nr.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tmL – Erste Schritte und einfache code ausdrücke</dc:title>
    <meta:initial-creator>Jakob Rinke</meta:initial-creator>
    <dc:creator>Jakob Rinke</dc:creator>
    <meta:creation-date>2020-03-04T12:59:49Z</meta:creation-date>
    <dc:date>2020-03-05T19:33:19Z</dc:date>
    <meta:template xlink:href="TM04033919%5b%5bfn=Schaltkreis%5d%5d" xlink:type="simple"/>
    <meta:editing-cycles>11</meta:editing-cycles>
    <meta:editing-duration>PT0S</meta:editing-duration>
    <meta:document-statistic meta:paragraph-count="25" meta:word-count="111"/>
  </office:meta>
</office:document-meta>
</file>